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37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 style:data-style-name="N122"/>
    <style:style style:name="ce2" style:family="table-cell" style:parent-style-name="Default" style:data-style-name="N4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ctivity</text:p>
          </table:table-cell>
          <table:table-cell table:number-columns-repeated="3"/>
          <table:table-cell office:value-type="string" calcext:value-type="string">
            <text:p>temp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bias</text:p>
          </table:table-cell>
        </table:table-row>
        <table:table-row table:style-name="ro1">
          <table:table-cell office:value-type="string" calcext:value-type="string">
            <text:p>2-01</text:p>
          </table:table-cell>
          <table:table-cell table:formula="of:=[.G2]+[.J2]" office:value-type="time" office:time-value="PT04H00M00S" calcext:value-type="time">
            <text:p>240</text:p>
          </table:table-cell>
          <table:table-cell office:value-type="string" calcext:value-type="string">
            <text:p>read textbook</text:p>
          </table:table-cell>
          <table:table-cell table:number-columns-repeated="3"/>
          <table:table-cell table:formula="of:=[.I2]-[.H2]" office:value-type="time" office:time-value="PT04H00M00S" calcext:value-type="time">
            <text:p>240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8H00M00S" calcext:value-type="time">
            <text:p>06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05</text:p>
          </table:table-cell>
          <table:table-cell table:formula="of:=[.G3]+[.J3]" office:value-type="time" office:time-value="PT04H00M00S" calcext:value-type="time">
            <text:p>240</text:p>
          </table:table-cell>
          <table:table-cell office:value-type="string" calcext:value-type="string">
            <text:p>read textbook</text:p>
          </table:table-cell>
          <table:table-cell table:number-columns-repeated="3"/>
          <table:table-cell table:formula="of:=[.I3]-[.H3]" office:value-type="time" office:time-value="PT04H00M00S" calcext:value-type="time">
            <text:p>240</text:p>
          </table:table-cell>
          <table:table-cell office:value-type="time" office:time-value="PT13H00M00S" calcext:value-type="time">
            <text:p>01:00 PM</text:p>
          </table:table-cell>
          <table:table-cell office:value-type="time" office:time-value="PT17H00M00S" calcext:value-type="time">
            <text:p>05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06</text:p>
          </table:table-cell>
          <table:table-cell table:formula="of:=[.G4]+[.J4]" office:value-type="time" office:time-value="PT04H00M00S" calcext:value-type="time">
            <text:p>240</text:p>
          </table:table-cell>
          <table:table-cell office:value-type="string" calcext:value-type="string">
            <text:p>research reddit api</text:p>
          </table:table-cell>
          <table:table-cell table:number-columns-repeated="3"/>
          <table:table-cell table:formula="of:=[.I4]-[.H4]" office:value-type="time" office:time-value="PT04H00M00S" calcext:value-type="time">
            <text:p>240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07</text:p>
          </table:table-cell>
          <table:table-cell table:formula="of:=[.G5]+[.J5]" office:value-type="time" office:time-value="PT09H00M00S" calcext:value-type="time">
            <text:p>540</text:p>
          </table:table-cell>
          <table:table-cell office:value-type="string" calcext:value-type="string">
            <text:p>read textbook and research Qt networking</text:p>
          </table:table-cell>
          <table:table-cell table:number-columns-repeated="3"/>
          <table:table-cell table:formula="of:=[.I5]-[.H5]" office:value-type="time" office:time-value="PT09H00M00S" calcext:value-type="time">
            <text:p>540</text:p>
          </table:table-cell>
          <table:table-cell office:value-type="time" office:time-value="PT13H00M00S" calcext:value-type="time">
            <text:p>01:00 PM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08</text:p>
          </table:table-cell>
          <table:table-cell table:formula="of:=[.G6]+[.J6]" office:value-type="time" office:time-value="PT03H00M00S" calcext:value-type="time">
            <text:p>180</text:p>
          </table:table-cell>
          <table:table-cell office:value-type="string" calcext:value-type="string">
            <text:p>read textbook</text:p>
          </table:table-cell>
          <table:table-cell table:number-columns-repeated="3"/>
          <table:table-cell table:formula="of:=[.I6]-[.H6]" office:value-type="time" office:time-value="PT03H00M00S" calcext:value-type="time">
            <text:p>180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7H00M00S" calcext:value-type="time">
            <text:p>05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09</text:p>
          </table:table-cell>
          <table:table-cell table:formula="of:=[.G7]+[.J7]" office:value-type="time" office:time-value="PT03H00M00S" calcext:value-type="time">
            <text:p>180</text:p>
          </table:table-cell>
          <table:table-cell office:value-type="string" calcext:value-type="string">
            <text:p>read textbook</text:p>
          </table:table-cell>
          <table:table-cell table:number-columns-repeated="3"/>
          <table:table-cell table:formula="of:=[.I7]-[.H7]" office:value-type="time" office:time-value="PT03H00M00S" calcext:value-type="time">
            <text:p>180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7H00M00S" calcext:value-type="time">
            <text:p>05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10</text:p>
          </table:table-cell>
          <table:table-cell table:formula="of:=[.G8]+[.J8]" office:value-type="time" office:time-value="PT04H00M00S" calcext:value-type="time">
            <text:p>240</text:p>
          </table:table-cell>
          <table:table-cell office:value-type="string" calcext:value-type="string">
            <text:p>read textbook and start rewritting reddit connection code</text:p>
          </table:table-cell>
          <table:table-cell table:number-columns-repeated="3"/>
          <table:table-cell table:formula="of:=[.I8]-[.H8]" office:value-type="time" office:time-value="PT04H00M00S" calcext:value-type="time">
            <text:p>240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8H00M00S" calcext:value-type="time">
            <text:p>06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11</text:p>
          </table:table-cell>
          <table:table-cell table:formula="of:=[.G9]+[.J9]" office:value-type="time" office:time-value="PT06H00M00S" calcext:value-type="time">
            <text:p>360</text:p>
          </table:table-cell>
          <table:table-cell office:value-type="string" calcext:value-type="string">
            <text:p>work on reddit code</text:p>
          </table:table-cell>
          <table:table-cell table:number-columns-repeated="3"/>
          <table:table-cell table:formula="of:=[.I9]-[.H9]" office:value-type="time" office:time-value="PT06H00M00S" calcext:value-type="time">
            <text:p>360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12</text:p>
          </table:table-cell>
          <table:table-cell table:formula="of:=[.G10]+[.J10]" office:value-type="time" office:time-value="PT08H00M00S" calcext:value-type="time">
            <text:p>480</text:p>
          </table:table-cell>
          <table:table-cell office:value-type="string" calcext:value-type="string">
            <text:p>work on reddit code</text:p>
          </table:table-cell>
          <table:table-cell table:number-columns-repeated="3"/>
          <table:table-cell table:formula="of:=[.I10]-[.H10]" office:value-type="time" office:time-value="PT08H00M00S" calcext:value-type="time">
            <text:p>480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23H00M00S" calcext:value-type="time">
            <text:p>11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13</text:p>
          </table:table-cell>
          <table:table-cell table:formula="of:=[.G11]+[.J11]" office:value-type="time" office:time-value="PT05H00M00S" calcext:value-type="time">
            <text:p>300</text:p>
          </table:table-cell>
          <table:table-cell office:value-type="string" calcext:value-type="string">
            <text:p>read textbook and start on paper</text:p>
          </table:table-cell>
          <table:table-cell table:number-columns-repeated="3"/>
          <table:table-cell table:formula="of:=[.I11]-[.H11]" office:value-type="time" office:time-value="PT05H00M00S" calcext:value-type="time">
            <text:p>300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9H00M00S" calcext:value-type="time">
            <text:p>07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14</text:p>
          </table:table-cell>
          <table:table-cell table:formula="of:=[.G12]+[.J12]" office:value-type="time" office:time-value="PT03H00M00S" calcext:value-type="time">
            <text:p>180</text:p>
          </table:table-cell>
          <table:table-cell office:value-type="string" calcext:value-type="string">
            <text:p>scan through textbook and work on paper</text:p>
          </table:table-cell>
          <table:table-cell table:number-columns-repeated="3"/>
          <table:table-cell table:formula="of:=[.I12]-[.H12]" office:value-type="time" office:time-value="PT03H00M00S" calcext:value-type="time">
            <text:p>180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15</text:p>
          </table:table-cell>
          <table:table-cell table:formula="of:=[.G13]+[.J13]" office:value-type="time" office:time-value="PT06H30M00S" calcext:value-type="time">
            <text:p>390</text:p>
          </table:table-cell>
          <table:table-cell office:value-type="string" calcext:value-type="string">
            <text:p>finish paper</text:p>
          </table:table-cell>
          <table:table-cell table:number-columns-repeated="3"/>
          <table:table-cell table:formula="of:=[.I13]-[.H13]" office:value-type="time" office:time-value="PT06H30M00S" calcext:value-type="time">
            <text:p>390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4]+[.J14]" office:value-type="time" office:time-value="PT00H00M00S" calcext:value-type="time">
            <text:p>0</text:p>
          </table:table-cell>
          <table:table-cell table:number-columns-repeated="4"/>
          <table:table-cell table:formula="of:=[.I14]-[.H14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28</text:p>
          </table:table-cell>
          <table:table-cell table:formula="of:=[.G15]+[.J15]" office:value-type="time" office:time-value="PT02H30M00S" calcext:value-type="time">
            <text:p>150</text:p>
          </table:table-cell>
          <table:table-cell office:value-type="string" calcext:value-type="string">
            <text:p>Thinking and drawing</text:p>
          </table:table-cell>
          <table:table-cell table:number-columns-repeated="3"/>
          <table:table-cell table:formula="of:=[.I15]-[.H15]" office:value-type="time" office:time-value="PT02H30M00S" calcext:value-type="time">
            <text:p>150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3-1</text:p>
          </table:table-cell>
          <table:table-cell table:formula="of:=[.G16]+[.J16]" office:value-type="time" office:time-value="PT06H30M00S" calcext:value-type="time">
            <text:p>390</text:p>
          </table:table-cell>
          <table:table-cell office:value-type="string" calcext:value-type="string">
            <text:p>Trying to get the common base to work</text:p>
          </table:table-cell>
          <table:table-cell table:number-columns-repeated="3"/>
          <table:table-cell table:formula="of:=[.I16]-[.H16]" office:value-type="time" office:time-value="PT06H30M00S" calcext:value-type="time">
            <text:p>390</text:p>
          </table:table-cell>
          <table:table-cell office:value-type="time" office:time-value="PT13H30M00S" calcext:value-type="time">
            <text:p>01:30 PM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3-2</text:p>
          </table:table-cell>
          <table:table-cell table:formula="of:=[.G17]+[.J17]" office:value-type="time" office:time-value="PT08H30M00S" calcext:value-type="time">
            <text:p>510</text:p>
          </table:table-cell>
          <table:table-cell office:value-type="string" calcext:value-type="string">
            <text:p>JSON Parsing is annoying</text:p>
          </table:table-cell>
          <table:table-cell table:number-columns-repeated="3"/>
          <table:table-cell table:formula="of:=[.I17]-[.H17]" office:value-type="time" office:time-value="PT08H30M00S" calcext:value-type="time">
            <text:p>510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23H00M00S" calcext:value-type="time">
            <text:p>11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3-3</text:p>
          </table:table-cell>
          <table:table-cell table:formula="of:=[.G18]+[.J18]" office:value-type="time" office:time-value="PT04H00M00S" calcext:value-type="time">
            <text:p>240</text:p>
          </table:table-cell>
          <table:table-cell office:value-type="string" calcext:value-type="string">
            <text:p>ripping my program apart</text:p>
          </table:table-cell>
          <table:table-cell table:number-columns-repeated="3"/>
          <table:table-cell table:formula="of:=[.I18]-[.H18]" office:value-type="time" office:time-value="PT04H00M00S" calcext:value-type="time">
            <text:p>240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9H00M00S" calcext:value-type="time">
            <text:p>07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table:formula="of:=[.G19]+[.J19]" office:value-type="time" office:time-value="PT06H00M00S" calcext:value-type="time">
            <text:p>360</text:p>
          </table:table-cell>
          <table:table-cell office:value-type="string" calcext:value-type="string">
            <text:p>finding out what the exact JSON responses I get for reading a subreddit</text:p>
          </table:table-cell>
          <table:table-cell table:number-columns-repeated="3"/>
          <table:table-cell table:formula="of:=[.I19]-[.H19]" office:value-type="time" office:time-value="PT06H00M00S" calcext:value-type="time">
            <text:p>360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3-5</text:p>
          </table:table-cell>
          <table:table-cell table:formula="of:=[.G20]+[.J20]" office:value-type="time" office:time-value="PT03H00M00S" calcext:value-type="time">
            <text:p>180</text:p>
          </table:table-cell>
          <table:table-cell office:value-type="string" calcext:value-type="string">
            <text:p>Get parsing the posts working</text:p>
          </table:table-cell>
          <table:table-cell table:number-columns-repeated="3"/>
          <table:table-cell table:formula="of:=[.I20]-[.H20]" office:value-type="time" office:time-value="PT03H00M00S" calcext:value-type="time">
            <text:p>180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3-6</text:p>
          </table:table-cell>
          <table:table-cell table:formula="of:=[.G21]+[.J21]" office:value-type="time" office:time-value="PT06H00M00S" calcext:value-type="time">
            <text:p>360</text:p>
          </table:table-cell>
          <table:table-cell office:value-type="string" calcext:value-type="string">
            <text:p>Read comments and fix some things</text:p>
          </table:table-cell>
          <table:table-cell table:number-columns-repeated="3"/>
          <table:table-cell table:formula="of:=[.I21]-[.H21]" office:value-type="time" office:time-value="PT06H00M00S" calcext:value-type="time">
            <text:p>360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3-7</text:p>
          </table:table-cell>
          <table:table-cell table:formula="of:=[.G22]+[.J22]" office:value-type="time" office:time-value="PT10H59M00S" calcext:value-type="time">
            <text:p>659</text:p>
          </table:table-cell>
          <table:table-cell office:value-type="string" calcext:value-type="string">
            <text:p>Polish and get submitting a new post to subreddits</text:p>
          </table:table-cell>
          <table:table-cell table:number-columns-repeated="3"/>
          <table:table-cell table:formula="of:=[.I22]-[.H22]" office:value-type="time" office:time-value="PT10H59M00S" calcext:value-type="time">
            <text:p>659</text:p>
          </table:table-cell>
          <table:table-cell office:value-type="time" office:time-value="PT13H00M00S" calcext:value-type="time">
            <text:p>01:00 PM</text:p>
          </table:table-cell>
          <table:table-cell office:value-type="time" office:time-value="PT23H59M00S" calcext:value-type="time">
            <text:p>11:59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3-8</text:p>
          </table:table-cell>
          <table:table-cell table:formula="of:=[.G23]+[.J23]" office:value-type="time" office:time-value="PT02H00M00S" calcext:value-type="time">
            <text:p>120</text:p>
          </table:table-cell>
          <table:table-cell office:value-type="string" calcext:value-type="string">
            <text:p>Get posting comments and fix the URL scrubbing</text:p>
          </table:table-cell>
          <table:table-cell table:number-columns-repeated="3"/>
          <table:table-cell table:formula="of:=[.I23]-[.H23]" office:value-type="time" office:time-value="PT02H00M00S" calcext:value-type="time">
            <text:p>120</text:p>
          </table:table-cell>
          <table:table-cell office:value-type="time" office:time-value="PT13H00M00S" calcext:value-type="time">
            <text:p>01:00 PM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4]+[.J24]" office:value-type="time" office:time-value="PT00H00M00S" calcext:value-type="time">
            <text:p>0</text:p>
          </table:table-cell>
          <table:table-cell table:number-columns-repeated="4"/>
          <table:table-cell table:formula="of:=[.I24]-[.H24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3-29</text:p>
          </table:table-cell>
          <table:table-cell table:formula="of:=[.G25]+[.J25]" office:value-type="time" office:time-value="PT07H00M00S" calcext:value-type="time">
            <text:p>420</text:p>
          </table:table-cell>
          <table:table-cell office:value-type="string" calcext:value-type="string">
            <text:p>Try Get the Inbox working</text:p>
          </table:table-cell>
          <table:table-cell table:number-columns-repeated="3"/>
          <table:table-cell table:formula="of:=[.I25]-[.H25]" office:value-type="time" office:time-value="PT07H00M00S" calcext:value-type="time">
            <text:p>420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3-30</text:p>
          </table:table-cell>
          <table:table-cell table:formula="of:=[.G26]+[.J26]" office:value-type="time" office:time-value="PT02H00M00S" calcext:value-type="time">
            <text:p>120</text:p>
          </table:table-cell>
          <table:table-cell office:value-type="string" calcext:value-type="string">
            <text:p>clean up some items</text:p>
          </table:table-cell>
          <table:table-cell table:number-columns-repeated="3"/>
          <table:table-cell table:formula="of:=[.I26]-[.H26]" office:value-type="time" office:time-value="PT02H00M00S" calcext:value-type="time">
            <text:p>120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8H00M00S" calcext:value-type="time">
            <text:p>06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4-04</text:p>
          </table:table-cell>
          <table:table-cell table:formula="of:=[.G27]+[.J27]" office:value-type="time" office:time-value="PT05H00M00S" calcext:value-type="time">
            <text:p>300</text:p>
          </table:table-cell>
          <table:table-cell office:value-type="string" calcext:value-type="string">
            <text:p>finish getting the inbox working (reading, marking read, sending)</text:p>
          </table:table-cell>
          <table:table-cell table:number-columns-repeated="3"/>
          <table:table-cell table:formula="of:=[.I27]-[.H27]" office:value-type="time" office:time-value="PT03H59M00S" calcext:value-type="time">
            <text:p>239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23H59M00S" calcext:value-type="time">
            <text:p>11:59 PM</text:p>
          </table:table-cell>
          <table:table-cell office:value-type="time" office:time-value="PT01H01M00S" calcext:value-type="time">
            <text:p>61</text:p>
          </table:table-cell>
        </table:table-row>
        <table:table-row table:style-name="ro1">
          <table:table-cell office:value-type="string" calcext:value-type="string">
            <text:p>4-08</text:p>
          </table:table-cell>
          <table:table-cell table:formula="of:=[.G28]+[.J28]" office:value-type="time" office:time-value="PT06H00M00S" calcext:value-type="time">
            <text:p>360</text:p>
          </table:table-cell>
          <table:table-cell office:value-type="string" calcext:value-type="string">
            <text:p>Imgur API session started (started with reddit code)</text:p>
          </table:table-cell>
          <table:table-cell table:number-columns-repeated="3"/>
          <table:table-cell table:formula="of:=[.I28]-[.H28]" office:value-type="time" office:time-value="PT06H00M00S" calcext:value-type="time">
            <text:p>360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4-10</text:p>
          </table:table-cell>
          <table:table-cell table:formula="of:=[.G29]+[.J29]" office:value-type="time" office:time-value="PT08H00M00S" calcext:value-type="time">
            <text:p>480</text:p>
          </table:table-cell>
          <table:table-cell office:value-type="string" calcext:value-type="string">
            <text:p>Imgur session mostly done (only ratelimiting left)</text:p>
          </table:table-cell>
          <table:table-cell table:number-columns-repeated="3"/>
          <table:table-cell table:formula="of:=[.I29]-[.H29]" office:value-type="time" office:time-value="PT08H00M00S" calcext:value-type="time">
            <text:p>480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23H00M00S" calcext:value-type="time">
            <text:p>11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4-11</text:p>
          </table:table-cell>
          <table:table-cell table:formula="of:=[.G30]+[.J30]" office:value-type="time" office:time-value="PT04H00M00S" calcext:value-type="time">
            <text:p>240</text:p>
          </table:table-cell>
          <table:table-cell office:value-type="string" calcext:value-type="string">
            <text:p>rate limiting</text:p>
          </table:table-cell>
          <table:table-cell table:number-columns-repeated="3"/>
          <table:table-cell table:formula="of:=[.I30]-[.H30]" office:value-type="time" office:time-value="PT04H00M00S" calcext:value-type="time">
            <text:p>240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1]+[.J31]" office:value-type="time" office:time-value="PT00H00M00S" calcext:value-type="time">
            <text:p>0</text:p>
          </table:table-cell>
          <table:table-cell table:number-columns-repeated="4"/>
          <table:table-cell table:formula="of:=[.I31]-[.H31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2]+[.J32]" office:value-type="time" office:time-value="PT00H00M00S" calcext:value-type="time">
            <text:p>0</text:p>
          </table:table-cell>
          <table:table-cell table:number-columns-repeated="4"/>
          <table:table-cell table:formula="of:=[.I32]-[.H32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3]+[.J33]" office:value-type="time" office:time-value="PT00H00M00S" calcext:value-type="time">
            <text:p>0</text:p>
          </table:table-cell>
          <table:table-cell table:number-columns-repeated="4"/>
          <table:table-cell table:formula="of:=[.I33]-[.H33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4]+[.J34]" office:value-type="time" office:time-value="PT00H00M00S" calcext:value-type="time">
            <text:p>0</text:p>
          </table:table-cell>
          <table:table-cell table:number-columns-repeated="4"/>
          <table:table-cell table:formula="of:=[.I34]-[.H34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5]+[.J35]" office:value-type="time" office:time-value="PT00H00M00S" calcext:value-type="time">
            <text:p>0</text:p>
          </table:table-cell>
          <table:table-cell table:number-columns-repeated="4"/>
          <table:table-cell table:formula="of:=[.I35]-[.H35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6]+[.J36]" office:value-type="time" office:time-value="PT00H00M00S" calcext:value-type="time">
            <text:p>0</text:p>
          </table:table-cell>
          <table:table-cell table:number-columns-repeated="4"/>
          <table:table-cell table:formula="of:=[.I36]-[.H36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7]+[.J37]" office:value-type="time" office:time-value="PT00H00M00S" calcext:value-type="time">
            <text:p>0</text:p>
          </table:table-cell>
          <table:table-cell table:number-columns-repeated="4"/>
          <table:table-cell table:formula="of:=[.I37]-[.H3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8]+[.J38]" office:value-type="time" office:time-value="PT00H00M00S" calcext:value-type="time">
            <text:p>0</text:p>
          </table:table-cell>
          <table:table-cell table:number-columns-repeated="4"/>
          <table:table-cell table:formula="of:=[.I38]-[.H3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9]+[.J39]" office:value-type="time" office:time-value="PT00H00M00S" calcext:value-type="time">
            <text:p>0</text:p>
          </table:table-cell>
          <table:table-cell table:number-columns-repeated="4"/>
          <table:table-cell table:formula="of:=[.I39]-[.H3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0]+[.J40]" office:value-type="time" office:time-value="PT00H00M00S" calcext:value-type="time">
            <text:p>0</text:p>
          </table:table-cell>
          <table:table-cell table:number-columns-repeated="4"/>
          <table:table-cell table:formula="of:=[.I40]-[.H4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1]+[.J41]" office:value-type="time" office:time-value="PT00H00M00S" calcext:value-type="time">
            <text:p>0</text:p>
          </table:table-cell>
          <table:table-cell table:number-columns-repeated="4"/>
          <table:table-cell table:formula="of:=[.I41]-[.H41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2]+[.J42]" office:value-type="time" office:time-value="PT00H00M00S" calcext:value-type="time">
            <text:p>0</text:p>
          </table:table-cell>
          <table:table-cell table:number-columns-repeated="4"/>
          <table:table-cell table:formula="of:=[.I42]-[.H42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3]+[.J43]" office:value-type="time" office:time-value="PT00H00M00S" calcext:value-type="time">
            <text:p>0</text:p>
          </table:table-cell>
          <table:table-cell table:number-columns-repeated="4"/>
          <table:table-cell table:formula="of:=[.I43]-[.H43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4]+[.J44]" office:value-type="time" office:time-value="PT00H00M00S" calcext:value-type="time">
            <text:p>0</text:p>
          </table:table-cell>
          <table:table-cell table:number-columns-repeated="4"/>
          <table:table-cell table:formula="of:=[.I44]-[.H44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5]+[.J45]" office:value-type="time" office:time-value="PT00H00M00S" calcext:value-type="time">
            <text:p>0</text:p>
          </table:table-cell>
          <table:table-cell table:number-columns-repeated="4"/>
          <table:table-cell table:formula="of:=[.I45]-[.H45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6]+[.J46]" office:value-type="time" office:time-value="PT00H00M00S" calcext:value-type="time">
            <text:p>0</text:p>
          </table:table-cell>
          <table:table-cell table:number-columns-repeated="4"/>
          <table:table-cell table:formula="of:=[.I46]-[.H46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7]+[.J47]" office:value-type="time" office:time-value="PT00H00M00S" calcext:value-type="time">
            <text:p>0</text:p>
          </table:table-cell>
          <table:table-cell table:number-columns-repeated="4"/>
          <table:table-cell table:formula="of:=[.I47]-[.H4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8]+[.J48]" office:value-type="time" office:time-value="PT00H00M00S" calcext:value-type="time">
            <text:p>0</text:p>
          </table:table-cell>
          <table:table-cell table:number-columns-repeated="4"/>
          <table:table-cell table:formula="of:=[.I48]-[.H4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9]+[.J49]" office:value-type="time" office:time-value="PT00H00M00S" calcext:value-type="time">
            <text:p>0</text:p>
          </table:table-cell>
          <table:table-cell table:number-columns-repeated="4"/>
          <table:table-cell table:formula="of:=[.I49]-[.H4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50]+[.J50]" office:value-type="time" office:time-value="PT00H00M00S" calcext:value-type="time">
            <text:p>0</text:p>
          </table:table-cell>
          <table:table-cell table:number-columns-repeated="4"/>
          <table:table-cell table:formula="of:=[.I50]-[.H5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50])" office:value-type="time" office:time-value="PT140H59M00S" calcext:value-type="time">
            <text:p>84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 case formatting brok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. Let me know pleas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. The total was 6539</text:p>
          </table:table-cell>
          <table:table-cell table:number-columns-repeated="7"/>
        </table:table-row>
        <table:table-row table:style-name="ro1" table:number-rows-repeated="104851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2P0" style:volatile="true" number:truncate-on-overflow="false">
      <number:minutes/>
    </number:time-style>
    <number:text-style style:name="N122">
      <number:text-content/>
      <style:map style:condition="value()&lt;=1.79769313486232E+308" style:apply-style-name="N122P0"/>
    </number:text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1">00/00/0000</text:date>, <text:time style:data-style-name="N2" text:time-value="20:02:22.1547808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3:23:24.018310414</meta:creation-date>
    <dc:date>2018-04-11T20:02:59.607496837</dc:date>
    <meta:editing-duration>PT4H</meta:editing-duration>
    <meta:editing-cycles>19</meta:editing-cycles>
    <meta:generator>LibreOffice/5.4.5.1$Linux_X86_64 LibreOffice_project/40m0$Build-1</meta:generator>
    <meta:document-statistic meta:table-count="1" meta:cell-count="267" meta:object-count="0"/>
  </office:meta>
</office:document-meta>
</file>